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1.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1487" calcext:value-type="float">
            <text:p>0.91487</text:p>
          </table:table-cell>
          <table:table-cell office:value-type="float" office:value="0.91731" calcext:value-type="float">
            <text:p>0.91731</text:p>
          </table:table-cell>
          <table:table-cell office:value-type="float" office:value="0.90755" calcext:value-type="float">
            <text:p>0.90755</text:p>
          </table:table-cell>
          <table:table-cell table:style-name="ce3" office:value-type="float" office:value="0.91896" calcext:value-type="float">
            <text:p>0.91896</text:p>
          </table:table-cell>
          <table:table-cell office:value-type="float" office:value="0.90941" calcext:value-type="float">
            <text:p>0.90941</text:p>
          </table:table-cell>
          <table:table-cell office:value-type="float" office:value="0.91178" calcext:value-type="float">
            <text:p>0.91178</text:p>
          </table:table-cell>
          <table:table-cell office:value-type="float" office:value="0.91784" calcext:value-type="float">
            <text:p>0.91784</text:p>
          </table:table-cell>
          <table:table-cell office:value-type="float" office:value="0.91516" calcext:value-type="float">
            <text:p>0.91516</text:p>
          </table:table-cell>
          <table:table-cell table:formula="of:=MAX([.B2:.I2])" office:value-type="float" office:value="0.91896" calcext:value-type="float">
            <text:p>0.91896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0.89367" calcext:value-type="float">
            <text:p>0.89367</text:p>
          </table:table-cell>
          <table:table-cell office:value-type="float" office:value="0.88719" calcext:value-type="float">
            <text:p>0.88719</text:p>
          </table:table-cell>
          <table:table-cell office:value-type="float" office:value="0.89968" calcext:value-type="float">
            <text:p>0.89968</text:p>
          </table:table-cell>
          <table:table-cell office:value-type="float" office:value="0.88889" calcext:value-type="float">
            <text:p>0.88889</text:p>
          </table:table-cell>
          <table:table-cell office:value-type="float" office:value="0.88534" calcext:value-type="float">
            <text:p>0.88534</text:p>
          </table:table-cell>
          <table:table-cell table:style-name="ce3" office:value-type="float" office:value="0.90556" calcext:value-type="float">
            <text:p>0.90556</text:p>
          </table:table-cell>
          <table:table-cell office:value-type="float" office:value="0.8932" calcext:value-type="float">
            <text:p>0.8932</text:p>
          </table:table-cell>
          <table:table-cell table:formula="of:=MAX([.B3:.I3])" office:value-type="float" office:value="0.90556" calcext:value-type="float">
            <text:p>0.90556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table:style-name="ce3" office:value-type="float" office:value="0.93752" calcext:value-type="float">
            <text:p>0.93752</text:p>
          </table:table-cell>
          <table:table-cell office:value-type="float" office:value="0.93502" calcext:value-type="float">
            <text:p>0.93502</text:p>
          </table:table-cell>
          <table:table-cell office:value-type="float" office:value="0.92367" calcext:value-type="float">
            <text:p>0.92367</text:p>
          </table:table-cell>
          <table:table-cell office:value-type="float" office:value="0.93725" calcext:value-type="float">
            <text:p>0.93725</text:p>
          </table:table-cell>
          <table:table-cell office:value-type="float" office:value="0.9319" calcext:value-type="float">
            <text:p>0.9319</text:p>
          </table:table-cell>
          <table:table-cell office:value-type="float" office:value="0.93458" calcext:value-type="float">
            <text:p>0.93458</text:p>
          </table:table-cell>
          <table:table-cell office:value-type="float" office:value="0.92979" calcext:value-type="float">
            <text:p>0.92979</text:p>
          </table:table-cell>
          <table:table-cell office:value-type="float" office:value="0.93591" calcext:value-type="float">
            <text:p>0.93591</text:p>
          </table:table-cell>
          <table:table-cell table:formula="of:=MAX([.B4:.I4])" office:value-type="float" office:value="0.93752" calcext:value-type="float">
            <text:p>0.93752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344" calcext:value-type="float">
            <text:p>0.01344</text:p>
          </table:table-cell>
          <table:table-cell table:style-name="ce3" office:value-type="float" office:value="0.00788" calcext:value-type="float">
            <text:p>0.00788</text:p>
          </table:table-cell>
          <table:table-cell office:value-type="float" office:value="0.01359" calcext:value-type="float">
            <text:p>0.01359</text:p>
          </table:table-cell>
          <table:table-cell table:formula="of:=MIN([.B5:.I5])" office:value-type="float" office:value="0.00788" calcext:value-type="float">
            <text:p>0.00788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94.44368" calcext:value-type="float">
            <text:p>94.44368</text:p>
          </table:table-cell>
          <table:table-cell office:value-type="float" office:value="111.18815" calcext:value-type="float">
            <text:p>111.18815</text:p>
          </table:table-cell>
          <table:table-cell office:value-type="float" office:value="115.07219" calcext:value-type="float">
            <text:p>115.07219</text:p>
          </table:table-cell>
          <table:table-cell office:value-type="float" office:value="106.5027" calcext:value-type="float">
            <text:p>106.5027</text:p>
          </table:table-cell>
          <table:table-cell office:value-type="float" office:value="111.63438" calcext:value-type="float">
            <text:p>111.63438</text:p>
          </table:table-cell>
          <table:table-cell office:value-type="float" office:value="109.2854" calcext:value-type="float">
            <text:p>109.2854</text:p>
          </table:table-cell>
          <table:table-cell office:value-type="float" office:value="112.37817" calcext:value-type="float">
            <text:p>112.37817</text:p>
          </table:table-cell>
          <table:table-cell office:value-type="float" office:value="109.35258" calcext:value-type="float">
            <text:p>109.35258</text:p>
          </table:table-cell>
          <table:table-cell table:formula="of:=MAX([.B6:.I6])" office:value-type="float" office:value="115.07219" calcext:value-type="float">
            <text:p>115.0721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63.75" calcext:value-type="float">
            <text:p>63.75</text:p>
          </table:table-cell>
          <table:table-cell office:value-type="float" office:value="74.83333" calcext:value-type="float">
            <text:p>74.83333</text:p>
          </table:table-cell>
          <table:table-cell office:value-type="float" office:value="76.91667" calcext:value-type="float">
            <text:p>76.91667</text:p>
          </table:table-cell>
          <table:table-cell office:value-type="float" office:value="71.5" calcext:value-type="float">
            <text:p>71.5</text:p>
          </table:table-cell>
          <table:table-cell office:value-type="float" office:value="74.66667" calcext:value-type="float">
            <text:p>74.66667</text:p>
          </table:table-cell>
          <table:table-cell office:value-type="float" office:value="73.25" calcext:value-type="float">
            <text:p>73.25</text:p>
          </table:table-cell>
          <table:table-cell office:value-type="float" office:value="75.66667" calcext:value-type="float">
            <text:p>75.66667</text:p>
          </table:table-cell>
          <table:table-cell office:value-type="float" office:value="73.58333" calcext:value-type="float">
            <text:p>73.58333</text:p>
          </table:table-cell>
          <table:table-cell table:formula="of:=MAX([.B7:.I7])" office:value-type="float" office:value="76.91667" calcext:value-type="float">
            <text:p>76.9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5T14:57:52.390243260</dc:date>
    <meta:editing-duration>PT1M10S</meta:editing-duration>
    <meta:editing-cycles>1</meta:editing-cycles>
    <meta:generator>LibreOffice/6.0.7.3$Linux_X86_64 LibreOffice_project/00m0$Build-3</meta:generator>
    <meta:document-statistic meta:table-count="1" meta:cell-count="69" meta:object-count="0"/>
  </office:meta>
</office:document-meta>
</file>